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e9e" officeooo:paragraph-rsid="00049661"/>
    </style:style>
    <style:style style:name="P2" style:family="paragraph" style:parent-style-name="Standard">
      <style:text-properties officeooo:rsid="00049661" officeooo:paragraph-rsid="00049661"/>
    </style:style>
    <style:style style:name="P3" style:family="paragraph" style:parent-style-name="Standard">
      <style:text-properties fo:font-weight="normal" officeooo:rsid="00049661" officeooo:paragraph-rsid="00049661" style:font-weight-asian="normal" style:font-weight-complex="normal"/>
    </style:style>
    <style:style style:name="P4" style:family="paragraph" style:parent-style-name="Standard">
      <style:text-properties fo:font-weight="normal" officeooo:rsid="0006277f" officeooo:paragraph-rsid="0006277f" style:font-weight-asian="normal" style:font-weight-complex="normal"/>
    </style:style>
    <style:style style:name="P5" style:family="paragraph" style:parent-style-name="Standard">
      <style:text-properties officeooo:paragraph-rsid="00049661"/>
    </style:style>
    <style:style style:name="P6" style:family="paragraph" style:parent-style-name="Standard">
      <style:text-properties style:font-name="Lucida Console1" fo:font-size="9pt" officeooo:rsid="00014e9e" officeooo:paragraph-rsid="00049661" style:font-size-asian="9pt" style:font-size-complex="9pt"/>
    </style:style>
    <style:style style:name="P7" style:family="paragraph" style:parent-style-name="Standard">
      <style:text-properties style:font-name="Lucida Console1" fo:font-size="9pt" officeooo:rsid="00049661" officeooo:paragraph-rsid="00049661" style:font-size-asian="9pt" style:font-size-complex="9pt"/>
    </style:style>
    <style:style style:name="P8" style:family="paragraph" style:parent-style-name="Standard">
      <style:text-properties style:font-name="Lucida Console1" fo:font-size="9pt" officeooo:paragraph-rsid="0006277f" style:font-size-asian="9pt" style:font-size-complex="9pt"/>
    </style:style>
    <style:style style:name="P9" style:family="paragraph" style:parent-style-name="Standard">
      <style:text-properties style:font-name="Lucida Console1" fo:font-size="9pt" officeooo:rsid="0006277f" officeooo:paragraph-rsid="0006277f" style:font-size-asian="9pt" style:font-size-complex="9pt"/>
    </style:style>
    <style:style style:name="P10" style:family="paragraph" style:parent-style-name="Standard">
      <style:text-properties style:font-name="Lucida Console1" fo:font-size="9pt" fo:font-weight="normal" officeooo:rsid="00049661" officeooo:paragraph-rsid="00049661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Lucida Console1" fo:font-size="9pt" fo:font-weight="normal" officeooo:rsid="00058a3d" officeooo:paragraph-rsid="00058a3d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Lucida Console1" fo:font-size="9pt" fo:font-weight="normal" officeooo:rsid="0005997f" officeooo:paragraph-rsid="0005997f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Lucida Console1" fo:font-size="9pt" fo:font-weight="normal" officeooo:rsid="0006277f" officeooo:paragraph-rsid="0006277f" style:font-size-asian="9pt" style:font-weight-asian="normal" style:font-size-complex="9pt" style:font-weight-complex="normal"/>
    </style:style>
    <style:style style:name="P14" style:family="paragraph" style:parent-style-name="Preformatted_20_Text">
      <style:text-properties officeooo:paragraph-rsid="0005997f"/>
    </style:style>
    <style:style style:name="P15" style:family="paragraph" style:parent-style-name="Preformatted_20_Text">
      <style:text-properties style:font-name="Lucida Console1" fo:font-size="9pt" fo:font-weight="normal" officeooo:rsid="0005997f" officeooo:paragraph-rsid="0005997f" style:font-size-asian="9pt" style:font-weight-asian="normal" style:font-size-complex="9pt" style:font-weight-complex="normal"/>
    </style:style>
    <style:style style:name="T1" style:family="text">
      <style:text-properties officeooo:rsid="000496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49661" style:font-weight-asian="normal" style:font-weight-complex="normal"/>
    </style:style>
    <style:style style:name="T4" style:family="text">
      <style:text-properties fo:font-weight="normal" officeooo:rsid="00051614" style:font-weight-asian="normal" style:font-weight-complex="normal"/>
    </style:style>
    <style:style style:name="T5" style:family="text">
      <style:text-properties fo:font-weight="normal" officeooo:rsid="0006277f" style:font-weight-asian="normal" style:font-weight-complex="normal"/>
    </style:style>
    <style:style style:name="T6" style:family="text">
      <style:text-properties officeooo:rsid="00051614"/>
    </style:style>
    <style:style style:name="T7" style:family="text">
      <style:text-properties officeooo:rsid="0005997f"/>
    </style:style>
    <style:style style:name="T8" style:family="text">
      <style:text-properties fo:font-variant="normal" fo:text-transform="none" fo:color="#000000" style:font-name="ui-monospace" fo:font-size="10.5pt" fo:letter-spacing="normal" fo:font-style="normal"/>
    </style:style>
    <style:style style:name="T9" style:family="text">
      <style:text-properties fo:font-variant="normal" fo:text-transform="none" fo:color="#000000" style:font-name="ui-monospace" fo:font-size="10.5pt" fo:letter-spacing="normal" fo:font-style="normal" fo:font-weight="normal" officeooo:rsid="0005997f" style:font-weight-asian="normal" style:font-weight-complex="normal"/>
    </style:style>
    <style:style style:name="T10" style:family="text">
      <style:text-properties fo:font-variant="normal" fo:text-transform="none" fo:color="#000000" fo:font-size="10.5pt" fo:letter-spacing="normal" fo:font-style="normal"/>
    </style:style>
    <style:style style:name="T11" style:family="text">
      <style:text-properties fo:font-variant="normal" fo:text-transform="none" fo:color="#000000" fo:font-size="10.5pt" fo:letter-spacing="normal" fo:font-style="normal" fo:font-weight="normal" officeooo:rsid="0005997f" style:font-weight-asian="normal" style:font-weight-complex="normal"/>
    </style:style>
    <style:style style:name="T12" style:family="text">
      <style:text-properties fo:font-variant="normal" fo:text-transform="none" fo:color="#000000" style:font-name="Lucida Console1" fo:font-size="10.5pt" fo:letter-spacing="normal" fo:font-style="normal" fo:font-weight="normal" officeooo:rsid="0005997f" style:font-weight-asian="normal" style:font-weight-complex="normal"/>
    </style:style>
    <style:style style:name="T13" style:family="text">
      <style:text-properties fo:font-variant="normal" fo:text-transform="none" fo:color="#000000" style:font-name="Lucida Console1" fo:letter-spacing="normal" fo:font-style="normal" fo:font-weight="normal" officeooo:rsid="0005997f" style:font-weight-asian="normal" style:font-weight-complex="normal"/>
    </style:style>
    <style:style style:name="T14" style:family="text">
      <style:text-properties fo:font-variant="normal" fo:text-transform="none" fo:color="#000000" style:font-name="Lucida Console1" fo:font-size="9pt" fo:letter-spacing="normal" fo:font-style="normal" fo:font-weight="normal" officeooo:rsid="0005997f" style:font-size-asian="9pt" style:font-weight-asian="normal" style:font-size-complex="9pt" style:font-weight-complex="normal"/>
    </style:style>
    <style:style style:name="T15" style:family="text">
      <style:text-properties fo:font-variant="normal" fo:text-transform="none" fo:color="#000000" fo:letter-spacing="normal" fo:font-style="normal"/>
    </style:style>
    <style:style style:name="T16" style:family="text">
      <style:text-properties style:use-window-font-color="true" style:font-name="Lucida Console" fo:font-size="9pt" style:font-size-asian="9pt" fo:background-color="#ffffff"/>
    </style:style>
    <style:style style:name="T17" style:family="text">
      <style:text-properties style:use-window-font-color="true" style:font-name="Lucida Console" fo:font-size="9pt" officeooo:rsid="0006277f" style:font-size-asian="9pt" fo:background-color="#ffffff"/>
    </style:style>
    <style:style style:name="T18" style:family="text">
      <style:text-properties style:use-window-font-color="true" style:font-name="Lucida Console" fo:background-color="#ffffff"/>
    </style:style>
    <style:style style:name="T19" style:family="text">
      <style:text-properties style:use-window-font-color="true" fo:font-size="9pt" style:font-size-asian="9pt" fo:background-color="#ffffff"/>
    </style:style>
    <style:style style:name="T20" style:family="text">
      <style:text-properties style:use-window-font-color="true" fo:font-size="9pt" officeooo:rsid="0006277f" style:font-size-asian="9pt" fo:background-color="#ffffff"/>
    </style:style>
    <style:style style:name="T21" style:family="text">
      <style:text-properties style:use-window-font-color="true" fo:background-color="#ffffff"/>
    </style:style>
    <style:style style:name="T22" style:family="text">
      <style:text-properties style:use-window-font-color="true" officeooo:rsid="0006277f" fo:background-color="#ffffff"/>
    </style:style>
    <style:style style:name="T23" style:family="text">
      <style:text-properties style:use-window-font-color="true" officeooo:rsid="00075710" fo:background-color="#ffffff"/>
    </style:style>
    <style:style style:name="T24" style:family="text">
      <style:text-properties style:font-name="Lucida Console1"/>
    </style:style>
    <style:style style:name="T25" style:family="text">
      <style:text-properties style:font-name="Lucida Console1" officeooo:rsid="00049661"/>
    </style:style>
    <style:style style:name="T26" style:family="text">
      <style:text-properties style:font-name="Lucida Console1" fo:font-weight="normal" officeooo:rsid="00049661" style:font-weight-asian="normal" style:font-weight-complex="normal"/>
    </style:style>
    <style:style style:name="T27" style:family="text">
      <style:text-properties style:font-name="Lucida Console1" fo:font-weight="normal" officeooo:rsid="00051614" style:font-weight-asian="normal" style:font-weight-complex="normal"/>
    </style:style>
    <style:style style:name="T28" style:family="text">
      <style:text-properties style:font-name="Lucida Console1" fo:font-size="9pt" style:font-size-asian="9pt" style:font-size-complex="9pt"/>
    </style:style>
    <style:style style:name="T29" style:family="text">
      <style:text-properties style:font-name="Lucida Console1" fo:font-size="9pt" officeooo:rsid="00049661" style:font-size-asian="9pt" style:font-size-complex="9pt"/>
    </style:style>
    <style:style style:name="T30" style:family="text">
      <style:text-properties style:font-name="Lucida Console1" fo:font-size="9pt" fo:font-weight="normal" officeooo:rsid="00049661" style:font-size-asian="9pt" style:font-weight-asian="normal" style:font-size-complex="9pt" style:font-weight-complex="normal"/>
    </style:style>
    <style:style style:name="T31" style:family="text">
      <style:text-properties style:font-name="Lucida Console1" fo:font-size="9pt" fo:font-weight="normal" officeooo:rsid="00051614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aixar git bash</text:p>
      <text:p text:style-name="P1"><text:span text:style-name="T29">Link: Windows – 64bts: </text:span><text:a xlink:type="simple" xlink:href="http://git-scm.com/download/win" text:style-name="Internet_20_link" text:visited-style-name="Visited_20_Internet_20_Link"><text:span text:style-name="T29">http://git-scm.com/download/win</text:span></text:a></text:p>
      <text:p text:style-name="P7">marcar a caixinha do GUI BASH HERE e do GIT GUI HERE.</text:p>
      <text:p text:style-name="P7">Fazer login no github ou criar conta se não existir</text:p>
      <text:p text:style-name="P2"><text:span text:style-name="T28">Link: </text:span><text:a xlink:type="simple" xlink:href="https://github.com/login" text:style-name="Internet_20_link" text:visited-style-name="Visited_20_Internet_20_Link"><text:span text:style-name="T28">https://github.com/login</text:span></text:a></text:p>
      <text:p text:style-name="P7">***se errar mais de quatro vezes o login, sua conta é bloqueada.***</text:p>
      <text:p text:style-name="P7">Abrir o <text:span text:style-name="T2">git bash </text:span></text:p>
      <text:p text:style-name="P10">Configurar o <text:span text:style-name="T2">git bash</text:span></text:p>
      <text:p text:style-name="P10"><text:tab/>- configurar<text:span text:style-name="T2"> nome de usuário </text:span></text:p>
      <text:p text:style-name="P10"><text:tab/><text:tab/>-git config –global user.name “claudiadejesusdantas”</text:p>
      <text:p text:style-name="P10"><text:tab/></text:p>
      <text:p text:style-name="P10"><text:tab/>- configurar email de <text:span text:style-name="T6">u</text:span>suario<text:tab/></text:p>
      <text:p text:style-name="P5"><text:span text:style-name="T30"><text:tab/><text:tab/>-</text:span><text:span text:style-name="T31">git config -global user.email “claudiadej@gmail.com.br</text:span><text:span text:style-name="T31">”</text:span></text:p>
      <text:p text:style-name="P10"/>
      <text:p text:style-name="P11">Criar repositório no github</text:p>
      <text:p text:style-name="P11"/>
      <text:p text:style-name="P11">- <text:span text:style-name="T7">clicar botão de mais</text:span></text:p>
      <text:p text:style-name="P11">- <text:span text:style-name="T7">colocar nome do repositório</text:span></text:p>
      <text:p text:style-name="P11">- <text:s/><text:span text:style-name="T7">clicar create repository</text:span></text:p>
      <text:p text:style-name="P3"><text:a xlink:type="simple" xlink:href="https://github.com/claudiadejesusdantas/Desenvolvimento_Web.git" text:style-name="Internet_20_link" text:visited-style-name="Visited_20_Internet_20_Link"><text:span text:style-name="T28">https://github.com/claudiadejesusdantas/Desenvolvimento_Web.git</text:span></text:a></text:p>
      <text:p text:style-name="P10"/>
      <text:p text:style-name="P12">criar .git</text:p>
      <text:p text:style-name="P12"><text:tab/>-git init</text:p>
      <text:p text:style-name="P12">referenciar repositorio remoto no repositorio local</text:p>
      <text:p text:style-name="P14"><text:bookmark text:name="empty-setup-new-repo-echo"/><text:span text:style-name="T14"><text:tab/>-git remote add origin https://github.com/claudiadejesusdantas/Desenvolvimento_Web.git</text:span></text:p>
      <text:p text:style-name="P15"><text:span text:style-name="T15"/></text:p>
      <text:p text:style-name="P15"><text:span text:style-name="T15"/></text:p>
      <text:p text:style-name="P13">git status – ver status dos arquivos/pastas</text:p>
      <text:p text:style-name="P13">git add . - prepara arquivos para subir no github</text:p>
      <text:p text:style-name="P13">git add * - prepara arquivos para subir no github</text:p>
      <text:p text:style-name="P8"><text:span text:style-name="T5">git commit -m </text:span><text:span text:style-name="T21">"</text:span><text:span text:style-name="T22">MENSAGEM" – ADICIONA MENSAGEM PARA EVIDENCIAR O COMMIT</text:span></text:p>
      <text:p text:style-name="P9"><text:span text:style-name="T21">git push – </text:span><text:span text:style-name="T23">enviar para o github</text:span></text:p>
      <text:p text:style-name="P9"><text:span text:style-name="T18">git push --set-upstream origin master</text:span></text:p>
      <text:p text:style-name="P9"><text:span text:style-name="T18"/></text:p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2-05-28T13:21:41.019000000</dc:date>
    <meta:editing-duration>PT8M20S</meta:editing-duration>
    <meta:editing-cycles>4</meta:editing-cycles>
    <meta:document-statistic meta:table-count="0" meta:image-count="0" meta:object-count="0" meta:page-count="1" meta:paragraph-count="28" meta:word-count="153" meta:character-count="1086" meta:non-whitespace-character-count="944"/>
  </office:meta>
</office:document-meta>
</file>